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paragraph-rsid="003af9c4"/>
    </style:style>
    <style:style style:name="P7" style:family="paragraph" style:parent-style-name="Standard">
      <style:text-properties officeooo:rsid="003b9653" officeooo:paragraph-rsid="003b9653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4458f0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501d4b" style:font-name-asian="Times New Roman" style:font-size-asian="10pt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501d4b" officeooo:paragraph-rsid="00501d4b" style:font-name-asian="Times New Roman" style:font-size-asian="10pt" style:font-name-complex="Calibri1" style:font-size-complex="10pt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15" style:family="paragraph" style:parent-style-name="Standard" style:list-style-name="L1">
      <style:text-properties officeooo:rsid="00363715" officeooo:paragraph-rsid="00363715"/>
    </style:style>
    <style:style style:name="P16" style:family="paragraph" style:parent-style-name="Standard">
      <style:text-properties officeooo:rsid="003b9653" officeooo:paragraph-rsid="004824c4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3c4623" style:font-name-asian="Times New Roman" style:font-size-asian="10pt" style:font-name-complex="Calibri1" style:font-size-complex="10pt"/>
    </style:style>
    <style:style style:name="P18" style:family="paragraph" style:parent-style-name="Standard" style:list-style-name="L1">
      <style:text-properties officeooo:rsid="00563bbd" officeooo:paragraph-rsid="00563bbd"/>
    </style:style>
    <style:style style:name="T1" style:family="text">
      <style:text-properties officeooo:rsid="003b9653"/>
    </style:style>
    <style:style style:name="T2" style:family="text">
      <style:text-properties officeooo:rsid="003c4623"/>
    </style:style>
    <style:style style:name="T3" style:family="text">
      <style:text-properties officeooo:rsid="004458f0"/>
    </style:style>
    <style:style style:name="T4" style:family="text">
      <style:text-properties officeooo:rsid="00463db7"/>
    </style:style>
    <style:style style:name="T5" style:family="text">
      <style:text-properties officeooo:rsid="00501d4b"/>
    </style:style>
    <style:style style:name="T6" style:family="text">
      <style:text-properties officeooo:rsid="005525b5"/>
    </style:style>
    <style:style style:name="T7" style:family="text">
      <style:text-properties officeooo:rsid="00563bb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ory Caddell<text:span text:style-name="T7">S</text:span></text:p>
      <text:p text:style-name="P1">Pseudo-Code <text:span text:style-name="T1">and UML</text:span></text:p>
      <text:p text:style-name="P1">Lab<text:span text:style-name="T6">6</text:span></text:p>
      <text:p text:style-name="P1"/>
      <text:p text:style-name="P14">Part 2 – <text:span text:style-name="T6">Sale Product</text:span></text:p>
      <text:p text:style-name="P1"/>
      <text:p text:style-name="P2">Driver Class <text:span text:style-name="T1">Pseudo-Code</text:span>:</text:p>
      <text:list xml:id="list1158657030" text:style-name="L1">
        <text:list-item>
          <text:p text:style-name="P15">Read user input from keyboard</text:p>
          <text:list>
            <text:list-item>
              <text:p text:style-name="P18">product id</text:p>
            </text:list-item>
            <text:list-item>
              <text:p text:style-name="P18">product name</text:p>
            </text:list-item>
            <text:list-item>
              <text:p text:style-name="P18">unit price per each size of products</text:p>
            </text:list-item>
            <text:list-item>
              <text:p text:style-name="P18">total units of each product size </text:p>
            </text:list-item>
          </text:list>
        </text:list-item>
        <text:list-item>
          <text:p text:style-name="P18">Calculate total sale:</text:p>
          <text:list>
            <text:list-item>
              <text:p text:style-name="P18">gross sales + sales tax = total sales</text:p>
            </text:list-item>
          </text:list>
        </text:list-item>
        <text:list-item>
          <text:p text:style-name="P18">Display sales report to screen</text:p>
        </text:list-item>
      </text:list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Bank Accou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6">Produc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- <text:span text:style-name="T6">productID</text:span>:String</text:p>
            <text:p text:style-name="P11">- <text:span text:style-name="T6">productName</text:span><text:span text:style-name="T4">:String</text:span></text:p>
            <text:p text:style-name="P11">- <text:span text:style-name="T6">productUnits:</text:span><text:span text:style-name="T2">float</text:span><text:span text:style-name="T6">[]</text:span><text:line-break/>- <text:span text:style-name="T6">productUnitPrice:float[]</text:span></text:p>
          </table:table-cell>
        </table:table-row>
        <table:table-row table:style-name="Table2.3">
          <table:table-cell table:style-name="Table2.A3" office:value-type="string">
            <text:p text:style-name="P12">+ FA2022_<text:span text:style-name="T6">Product</text:span>_Caddell()<text:line-break/>+ FA2022_<text:span text:style-name="T6">Product</text:span>_Caddell(<text:span text:style-name="T6">i</text:span>:String, <text:span text:style-name="T6">n:String</text:span>, <text:span text:style-name="T6">u:</text:span><text:span text:style-name="T3">f</text:span>loat<text:span text:style-name="T6">[], p:float[])</text:span></text:p>
            <text:p text:style-name="P13">+ set<text:span text:style-name="T6">ProductID</text:span>(<text:span text:style-name="T6">i</text:span>:String):Void</text:p>
            <text:p text:style-name="P13">+ set<text:span text:style-name="T6">ProductName</text:span>(<text:span text:style-name="T6">n</text:span>:String):Void</text:p>
            <text:p text:style-name="P13">+ set<text:span text:style-name="T6">ProductUnits</text:span>(<text:span text:style-name="T6">u</text:span>:float<text:span text:style-name="T6">[]</text:span>):Void</text:p>
            <text:p text:style-name="P13">+ set<text:span text:style-name="T6">ProeuctUnitPrice(p:</text:span>float<text:span text:style-name="T6">[]</text:span>):Void</text:p>
            <text:p text:style-name="P13">+ get<text:span text:style-name="T6">ProductID</text:span>():String</text:p>
            <text:p text:style-name="P13">+ get<text:span text:style-name="T6">ProductName</text:span>():String</text:p>
            <text:p text:style-name="P13">+ get<text:span text:style-name="T6">ProductUnit</text:span>():float<text:span text:style-name="T6">[]</text:span></text:p>
            <text:p text:style-name="P12"><text:span text:style-name="T5">+ get</text:span><text:span text:style-name="T6">ProductUnitPrice</text:span><text:span text:style-name="T5">():float</text:span><text:span text:style-name="T6">[]</text:span><text:line-break/>+ <text:span text:style-name="T6">calculateSaleMoney</text:span><text:span text:style-name="T2">():</text:span><text:span text:style-name="T6">float</text:span><text:line-break/><text:span text:style-name="T2">+ </text:span><text:span text:style-name="T6">calculateSalesTax</text:span><text:span text:style-name="T2">():</text:span><text:span text:style-name="T6">float</text:span></text:p>
            <text:p text:style-name="P9">+ <text:span text:style-name="T6">calculateTotalSaleMoney</text:span>():<text:span text:style-name="T6">float</text:span></text:p>
            <text:p text:style-name="P8">+ <text:span text:style-name="T6">toString()</text:span>:<text:span text:style-name="T3">String</text:span></text:p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1-02T12:38:43.582666645</dc:date>
    <meta:editing-duration>P1DT12H7M24S</meta:editing-duration>
    <meta:editing-cycles>23</meta:editing-cycles>
    <meta:document-statistic meta:table-count="1" meta:image-count="0" meta:object-count="0" meta:page-count="1" meta:paragraph-count="29" meta:word-count="103" meta:character-count="875" meta:non-whitespace-character-count="807"/>
  </office:meta>
</office:document-meta>
</file>